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0414c" officeooo:paragraph-rsid="0020414c"/>
    </style:style>
    <style:style style:name="P2" style:family="paragraph" style:parent-style-name="Standard">
      <style:text-properties officeooo:rsid="0020d601" officeooo:paragraph-rsid="0020d601"/>
    </style:style>
    <style:style style:name="P3" style:family="paragraph" style:parent-style-name="Standard">
      <style:text-properties officeooo:rsid="000a2b0f" officeooo:paragraph-rsid="0020d601"/>
    </style:style>
    <style:style style:name="T1" style:family="text">
      <style:text-properties officeooo:rsid="0020d601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verage decompression speeds <text:span text:style-name="T1">with System.arraycopy</text:span>:</text:p>
      <text:p text:style-name="P1">* Huffman: 397 ns/B</text:p>
      <text:p text:style-name="P1">* LZW: 3414 ns/B</text:p>
      <text:p text:style-name="P1"><draw:frame draw:style-name="fr1" draw:name="Object2" text:anchor-type="char" svg:x="-0.0063in" svg:y="0.0425in" svg:width="6.2984in" svg:height="6.8339in" draw:z-index="0"><draw:object xlink:href="./Object 1" xlink:type="simple" xlink:show="embed" xlink:actuate="onLoad"/><draw:image xlink:href="./ObjectReplacements/Object 1" xlink:type="simple" xlink:show="embed" xlink:actuate="onLoad"/><svg:desc>chart</svg:desc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Average decompression speeds with ArrayCopy.copyByteArray:</text:p>
      <text:p text:style-name="P2">* Huffman: 458 ns/B</text:p>
      <text:p text:style-name="P2"><draw:frame draw:style-name="fr1" draw:name="Object1" text:anchor-type="char" svg:x="-0.0272in" svg:y="0.2425in" svg:width="6.2984in" svg:height="6.8339in" draw:z-index="1"><draw:object xlink:href="./Object 2" xlink:type="simple" xlink:show="embed" xlink:actuate="onLoad"/><draw:image xlink:href="./ObjectReplacements/Object 2" xlink:type="simple" xlink:show="embed" xlink:actuate="onLoad"/><svg:desc>chart</svg:desc></draw:frame>* LZW: 4307 ns/B</text:p>
      <text:p text:style-name="P3">Array copy method speed difference:</text:p>
      <text:p text:style-name="P3">* <text:span text:style-name="T1">Huffman: 397 vs. 458 ns/B</text:span></text:p>
      <text:p text:style-name="P3">* <text:span text:style-name="T1">LZW: 3414 vs. 4307 ns/B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4T21:33:00.207278082</meta:creation-date>
    <dc:date>2020-10-24T22:33:25.616138715</dc:date>
    <meta:editing-duration>PT28M32S</meta:editing-duration>
    <meta:editing-cycles>3</meta:editing-cycles>
    <meta:generator>LibreOffice/6.4.6.2$Linux_X86_64 LibreOffice_project/40$Build-2</meta:generator>
    <meta:document-statistic meta:table-count="0" meta:image-count="0" meta:object-count="2" meta:page-count="2" meta:paragraph-count="9" meta:word-count="43" meta:character-count="266" meta:non-whitespace-character-count="23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10036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7.358cm" xlink:href="." xlink:type="simple" chart:class="chart:bar" chart:style-name="ch1">
        <chart:title svg:x="5.706cm" svg:y="0.483cm" chart:style-name="ch2">
          <text:p>Decompression speed</text:p>
        </chart:title>
        <chart:subtitle svg:x="5.905cm" svg:y="1.609cm" chart:style-name="ch3">
          <text:p>With System.arraycopy</text:p>
        </chart:subtitle>
        <chart:legend chart:legend-position="end" svg:x="13.947cm" svg:y="8.131cm" style:legend-expansion="high" chart:style-name="ch4"/>
        <chart:plot-area chart:style-name="ch5" chart:data-source-has-labels="both" svg:x="0.959cm" svg:y="3.919cm" svg:width="12.667cm" svg:height="11.687cm">
          <chartooo:coordinate-region svg:x="3.247cm" svg:y="4.118cm" svg:width="10.379cm" svg:height="8.3cm"/>
          <chart:axis chart:dimension="x" chart:name="primary-x" chart:style-name="ch6" chartooo:axis-type="auto">
            <chartooo:date-scale/>
            <chart:categories table:cell-range-address="local-table.$A$2:.$A$7"/>
            <chart:grid chart:style-name="ch7" chart:class="minor"/>
          </chart:axis>
          <chart:axis chart:dimension="y" chart:name="primary-y" chart:style-name="ch8">
            <chart:title svg:x="0.08cm" svg:y="10.441cm" chart:style-name="ch9">
              <text:p>time (ns)</text:p>
            </chart:title>
            <chart:grid chart:style-name="ch10" chart:class="major"/>
            <chart:grid chart:style-name="ch7" chart:class="minor"/>
          </chart:axis>
          <chart:series chart:style-name="ch11" chart:values-cell-range-address="local-table.$B$2:.$B$7" chart:label-cell-address="local-table.$B$1" chart:class="chart:bar">
            <chart:data-point chart:repeated="6"/>
          </chart:series>
          <chart:series chart:style-name="ch12" chart:values-cell-range-address="local-table.$C$2:.$C$7" chart:label-cell-address="local-table.$C$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uffman</text:p>
              </table:table-cell>
              <table:table-cell office:value-type="string">
                <text:p>LZW</text:p>
              </table:table-cell>
            </table:table-row>
          </table:table-header-rows>
          <table:table-rows>
            <table:table-row>
              <table:table-cell office:value-type="string">
                <text:p>test1.txt(1.006 kB)</text:p>
              </table:table-cell>
              <table:table-cell office:value-type="float" office:value="939482">
                <text:p>939482</text:p>
              </table:table-cell>
              <table:table-cell office:value-type="float" office:value="5192966">
                <text:p>5192966</text:p>
              </table:table-cell>
            </table:table-row>
            <table:table-row>
              <table:table-cell office:value-type="string">
                <text:p>test2.txt(10.036 kB)</text:p>
              </table:table-cell>
              <table:table-cell office:value-type="float" office:value="1583756">
                <text:p>1583756</text:p>
              </table:table-cell>
              <table:table-cell office:value-type="float" office:value="14575311">
                <text:p>14575311</text:p>
              </table:table-cell>
            </table:table-row>
            <table:table-row>
              <table:table-cell office:value-type="string">
                <text:p>test3.txt(100.326 kB)</text:p>
              </table:table-cell>
              <table:table-cell office:value-type="float" office:value="12027154">
                <text:p>12027154</text:p>
              </table:table-cell>
              <table:table-cell office:value-type="float" office:value="109270741">
                <text:p>109270741</text:p>
              </table:table-cell>
            </table:table-row>
            <table:table-row>
              <table:table-cell office:value-type="string">
                <text:p>test4.txt(2167.737 kB)</text:p>
              </table:table-cell>
              <table:table-cell office:value-type="float" office:value="116212416">
                <text:p>116212416</text:p>
              </table:table-cell>
              <table:table-cell office:value-type="float" office:value="1469032667">
                <text:p>1469032667</text:p>
              </table:table-cell>
            </table:table-row>
            <table:table-row>
              <table:table-cell office:value-type="string">
                <text:p>alice29.txt(152.089 kB)</text:p>
              </table:table-cell>
              <table:table-cell office:value-type="float" office:value="9137586">
                <text:p>9137586</text:p>
              </table:table-cell>
              <table:table-cell office:value-type="float" office:value="124401957">
                <text:p>124401957</text:p>
              </table:table-cell>
            </table:table-row>
            <table:table-row>
              <table:table-cell office:value-type="string">
                <text:p>plrabn12.txt(481.861 kB)</text:p>
              </table:table-cell>
              <table:table-cell office:value-type="float" office:value="27533136">
                <text:p>27533136</text:p>
              </table:table-cell>
              <table:table-cell office:value-type="float" office:value="359418382">
                <text:p>3594183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10036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7.358cm" xlink:href="." xlink:type="simple" chart:class="chart:bar" chart:style-name="ch1">
        <chart:title svg:x="5.706cm" svg:y="0.483cm" chart:style-name="ch2">
          <text:p>Decompression speed</text:p>
        </chart:title>
        <chart:subtitle svg:x="5.204cm" svg:y="1.609cm" chart:style-name="ch3">
          <text:p>With ArrayCopy.copyByteArray</text:p>
        </chart:subtitle>
        <chart:legend chart:legend-position="end" svg:x="13.947cm" svg:y="8.131cm" style:legend-expansion="high" chart:style-name="ch4"/>
        <chart:plot-area chart:style-name="ch5" chart:data-source-has-labels="both" svg:x="0.959cm" svg:y="3.918cm" svg:width="12.667cm" svg:height="11.687cm">
          <chartooo:coordinate-region svg:x="3.247cm" svg:y="4.118cm" svg:width="10.379cm" svg:height="8.3cm"/>
          <chart:axis chart:dimension="x" chart:name="primary-x" chart:style-name="ch6" chartooo:axis-type="auto">
            <chartooo:date-scale/>
            <chart:categories table:cell-range-address="local-table.$A$2:.$A$7"/>
            <chart:grid chart:style-name="ch7" chart:class="minor"/>
          </chart:axis>
          <chart:axis chart:dimension="y" chart:name="primary-y" chart:style-name="ch8">
            <chart:title svg:x="0.08cm" svg:y="10.44cm" chart:style-name="ch9">
              <text:p>time (ns)</text:p>
            </chart:title>
            <chart:grid chart:style-name="ch10" chart:class="major"/>
            <chart:grid chart:style-name="ch7" chart:class="minor"/>
          </chart:axis>
          <chart:series chart:style-name="ch11" chart:values-cell-range-address="local-table.$B$2:.$B$7" chart:label-cell-address="local-table.$B$1" chart:class="chart:bar">
            <chart:data-point chart:repeated="6"/>
          </chart:series>
          <chart:series chart:style-name="ch12" chart:values-cell-range-address="local-table.$C$2:.$C$7" chart:label-cell-address="local-table.$C$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uffman</text:p>
              </table:table-cell>
              <table:table-cell office:value-type="string">
                <text:p>LZW</text:p>
              </table:table-cell>
            </table:table-row>
          </table:table-header-rows>
          <table:table-rows>
            <table:table-row>
              <table:table-cell office:value-type="string">
                <text:p>test1.txt(1.006 kB)</text:p>
              </table:table-cell>
              <table:table-cell office:value-type="float" office:value="1090021">
                <text:p>1090021</text:p>
              </table:table-cell>
              <table:table-cell office:value-type="float" office:value="5267829">
                <text:p>5267829</text:p>
              </table:table-cell>
            </table:table-row>
            <table:table-row>
              <table:table-cell office:value-type="string">
                <text:p>test2.txt(10.036 kB)</text:p>
              </table:table-cell>
              <table:table-cell office:value-type="float" office:value="1881700">
                <text:p>1881700</text:p>
              </table:table-cell>
              <table:table-cell office:value-type="float" office:value="27258774">
                <text:p>27258774</text:p>
              </table:table-cell>
            </table:table-row>
            <table:table-row>
              <table:table-cell office:value-type="string">
                <text:p>test3.txt(100.326 kB)</text:p>
              </table:table-cell>
              <table:table-cell office:value-type="float" office:value="13359055">
                <text:p>13359055</text:p>
              </table:table-cell>
              <table:table-cell office:value-type="float" office:value="178612253">
                <text:p>178612253</text:p>
              </table:table-cell>
            </table:table-row>
            <table:table-row>
              <table:table-cell office:value-type="string">
                <text:p>test4.txt(2167.737 kB)</text:p>
              </table:table-cell>
              <table:table-cell office:value-type="float" office:value="131094255">
                <text:p>131094255</text:p>
              </table:table-cell>
              <table:table-cell office:value-type="float" office:value="1574136279">
                <text:p>1574136279</text:p>
              </table:table-cell>
            </table:table-row>
            <table:table-row>
              <table:table-cell office:value-type="string">
                <text:p>alice29.txt(152.089 kB)</text:p>
              </table:table-cell>
              <table:table-cell office:value-type="float" office:value="10125510">
                <text:p>10125510</text:p>
              </table:table-cell>
              <table:table-cell office:value-type="float" office:value="131519264">
                <text:p>131519264</text:p>
              </table:table-cell>
            </table:table-row>
            <table:table-row>
              <table:table-cell office:value-type="string">
                <text:p>plrabn12.txt(481.861 kB)</text:p>
              </table:table-cell>
              <table:table-cell office:value-type="float" office:value="30644644">
                <text:p>30644644</text:p>
              </table:table-cell>
              <table:table-cell office:value-type="float" office:value="388535655">
                <text:p>3885356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